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h2&gt;Wichtige Informationen zum Auswahlverfahren&lt;/h2&gt;<text:line-break/><text:tab/> <text:s text:c="3"/><text:line-break/> <text:s text:c="10"/>Auf dieser Seite finden Sie wichtige Informationen zum Bewerbungsverfahren<text:line-break/> <text:s text:c="11"/>für das Grundpraktikum der APOLLO e.V. <text:line-break/> <text:s text:c="11"/>für Studenten aus der Russischen Föderation. <text:line-break/> <text:s text:c="11"/>&lt;b&gt;Bitte lesen Sie sorgfältig alle Informationen, <text:line-break/> <text:s text:c="11"/>bevor Sie mit der Anmeldung fortfahren.&lt;br&gt;&lt;/b&gt;<text:line-break/><text:line-break/>&lt;h3&gt;Ablauf des Auswahlverfahrens&lt;/h3&gt;<text:line-break/><text:tab/> <text:s text:c="11"/>&lt;li&gt;<text:line-break/> <text:s text:c="19"/>Zunächst müssen Sie sich bei unserer &lt;b&gt;Online-Bewerbung&lt;/b&gt; registrieren<text:line-break/> <text:s text:c="19"/>sowie die erforderlichen Daten für die Zulassung eingeben. <text:line-break/> <text:s text:c="19"/>Anmeldeschluss hierfür ist der &lt;b&gt;14. Oktober 2012&lt;/b&gt;.<text:line-break/> <text:s text:c="15"/>&lt;/li&gt;<text:line-break/> <text:s text:c="15"/>&lt;li&gt;<text:line-break/> <text:s text:c="19"/>Sollten Sie die Anmeldefrist verpasst haben, können Sie trotzdem <text:line-break/> <text:s text:c="19"/>zur Vorauswahl erscheinen. Wir klären dann individuell, <text:line-break/> <text:s text:c="19"/>ob eine Teilnahme am Auswahlverfahren noch möglich ist.<text:line-break/> <text:s text:c="15"/>&lt;/li&gt;<text:line-break/> <text:s text:c="15"/>&lt;li&gt;<text:line-break/> <text:s text:c="19"/>Sie bekommen bis zum &lt;b&gt;31. Oktober 2012&lt;/b&gt; <text:line-break/> <text:s text:c="19"/>von uns per Email Bescheid, ob Sie zum Auswahlgespräch <text:line-break/> <text:s text:c="19"/>bei der Vorauswahl zugelassen worden sind.<text:line-break/> <text:s text:c="15"/>&lt;/li&gt;<text:line-break/> <text:s text:c="15"/>&lt;li&gt;<text:line-break/> <text:s text:c="19"/>Im Zeitraum vom &lt;b&gt;04.11.12 bis 25.11.12&lt;/b&gt; findet das Verfahren <text:line-break/> <text:s text:c="19"/>zur &lt;b&gt;Vorauswahl&lt;/b&gt; der Teilnehmer mit persönlichen Auswahlgesprächen <text:line-break/> <text:s text:c="19"/>vor Ort statt. Wir teilen Ihnen im Vorfeld per Email mit, <text:line-break/> <text:s text:c="19"/>wann der genaue Auswahltermin an Ihrer Universität stattfindet.<text:line-break/> <text:s text:c="19"/>Zu diesem Termin müssen Sie eine Reihe von Dokumenten vorbereiten, <text:line-break/> <text:s text:c="19"/>über die wir Sie rechtzeitig informieren.<text:line-break/> <text:s text:c="15"/>&lt;/li&gt;<text:line-break/> <text:s text:c="15"/>&lt;li&gt;<text:line-break/> <text:s text:c="19"/>Falls Sie die Vorauswahl bestehen, sollten Sie direkt im Anschluss<text:line-break/> <text:s text:c="19"/>Ihren &lt;b&gt;Auslandsreisepass&lt;/b&gt; beantragen. Liegt das Dokument nicht bis <text:line-break/> <text:s text:c="19"/>zur Endauswahl vor, können Sie nicht für das Programm ausgewählt werden <text:line-break/> <text:s text:c="19"/>(planen Sie mögliche Verzögerungen bei der Beantragung ein).<text:line-break/> <text:s text:c="15"/>&lt;/li&gt;<text:line-break/> <text:s text:c="15"/>&lt;li&gt;<text:line-break/> <text:s text:c="19"/>Im Zeitraum zwischen der Vorauswahl und der Endauswahl finden <text:line-break/> <text:s text:c="19"/>&lt;b&gt;Maßnahmen zur Verbesserung Ihrer Deutschkenntnisse&lt;/b&gt; <text:line-break/> <text:s text:c="19"/>(40-stündiger Deutschkurs einer örtlichen Lehrkraft sowie <text:line-break/> <text:s text:c="19"/>ein ca. sechswöchiger Konversationskurs eines deutschen <text:line-break/> <text:s text:c="19"/>Muttersprachlers) statt, die für alle Bewerber obligatorisch sind.<text:line-break/> <text:s text:c="15"/>&lt;/li&gt;<text:line-break/> <text:s text:c="15"/>&lt;li&gt;<text:line-break/> <text:s text:c="19"/>Im Zeitraum Februar/März des nächsten Jahres findet die &lt;b&gt;Endauswahl&lt;/b&gt; <text:line-break/> <text:s text:c="19"/>vor Ort an den Universitäten statt. Der Termin wird Ihnen rechtzeitig<text:line-break/> <text:s text:c="19"/>mitgeteilt.&lt;br /&gt;<text:line-break/> <text:s text:c="19"/>Die Ergebnisse der Endauswahl werden Ihnen mitgeteilt, nachdem wir die <text:line-break/> <text:s text:c="19"/>gesamte Auswahlreise beendet haben, da wir die Teilnehmer im Vergleich <text:line-break/> <text:s text:c="19"/>aller Partneruniversitäten auswählen.<text:line-break/><text:soft-page-break/> <text:s text:c="15"/>&lt;/li&gt;<text:line-break/> <text:s text:c="15"/>&lt;li&gt;<text:line-break/> <text:s text:c="18"/><text:line-break/> <text:s text:c="19"/>Hier finden Sie Informationen zum <text:line-break/> <text:s text:c="19"/>&lt;a href="#"&gt;Ablauf des Praktikums in Deutschland&lt;/a&gt;.<text:line-break/> <text:s text:c="15"/>&lt;/li&gt;<text:line-break/><text:tab/> <text:s text:c="7"/><text:line-break/>&lt;h3&gt;Teilnahmevoraussetzungen&lt;/h3&gt;<text:line-break/><text:tab/> <text:s text:c="3"/><text:line-break/><text:tab/> <text:s text:c="11"/>&lt;li&gt;<text:line-break/> <text:s text:c="19"/>Sie studieren an einer unserer &lt;a href="#"&gt;Partneruniversitäten&lt;/a&gt; <text:line-break/> <text:s text:c="19"/>in der Russischen Föderation in einem landwirtschaftlichen Studiengang.<text:line-break/> <text:s text:c="15"/>&lt;/li&gt;<text:line-break/><text:tab/> <text:s text:c="11"/>&lt;li&gt;<text:line-break/> <text:s text:c="19"/>Zum Zeitpunkt des geplanten Aufenthalts in Deutschland <text:line-break/> <text:s text:c="19"/>befinden Sie sich im 3. oder 4. Studienjahr Ihres Erststudiums, <text:line-break/> <text:s text:c="19"/>im ersten oder zweiten Jahr eines verkürzten Studiengangs (z.B. nach Technikum) <text:line-break/> <text:s text:c="19"/>oder in einem aufbauenden Studiengang (z.B. Masterstudiengang, Aspirantur). <text:line-break/> <text:s text:c="19"/>In jedem Fall müssen Sie während der gesamten Dauer des Praktikums <text:line-break/> <text:s text:c="19"/>an einer Hochschule immatrikuliert sein.<text:line-break/> <text:s text:c="15"/>&lt;/li&gt;<text:line-break/><text:tab/> <text:s text:c="11"/>&lt;li&gt;<text:line-break/> <text:s text:c="19"/>Sie sind bereit, im Rahmen des Praktikums 40 Stunden pro Woche <text:line-break/> <text:s text:c="19"/>körperlich zu arbeiten und dabei gegebenenfalls auch solche Aufgaben <text:line-break/> <text:s text:c="19"/>auszuführen, die zum Bereich der Landwirtschaft gehören, <text:line-break/> <text:s text:c="19"/>aber keinen direkten Bezug zu Ihrem Studienfach haben.<text:line-break/> <text:s text:c="15"/>&lt;/li&gt;<text:line-break/><text:tab/> <text:s text:c="11"/>&lt;li&gt;<text:line-break/> <text:s text:c="19"/>Sie sind gesund und leiden unter keinen chronischen Erkrankungen.<text:line-break/> <text:s text:c="15"/>&lt;/li&gt;<text:line-break/><text:tab/> <text:s text:c="11"/>&lt;li&gt;<text:line-break/> <text:s text:c="19"/>Sie verfügen spätestens bis zur Endauswahl (Februar des Praktikumsjahres) <text:line-break/> <text:s text:c="19"/>über einen gültigen Auslandsreisepass.<text:line-break/> <text:s text:c="15"/>&lt;/li&gt;<text:line-break/><text:tab/> <text:s text:c="11"/>&lt;li&gt;<text:line-break/> <text:s text:c="19"/>Sie verfügen spätestens bis zur Endauswahl über grundlegende Kenntnisse <text:line-break/> <text:s text:c="19"/>der deutschen Sprache.<text:line-break/> <text:s text:c="15"/>&lt;/li&gt;<text:line-break/><text:tab/> <text:s text:c="11"/>&lt;li&gt;<text:line-break/> <text:s text:c="19"/>Sie nehmen regelmäßig an den von uns angebotenen Maßnahmen <text:line-break/> <text:s text:c="19"/>zur Verbesserung Ihrer Deutschkenntnisse teil.<text:line-break/> <text:s text:c="15"/>&lt;/li&gt;<text:line-break/><text:line-break/>&lt;h3&gt;Wichtige Hinweise&lt;/h3&gt;<text:line-break/><text:line-break/> <text:s text:c="15"/>Ein PKW- und/oder Traktorführerschein erhöht Ihre Chancen <text:line-break/> <text:s text:c="15"/>beim Auswahlverfahren und ermöglicht Ihnen ein breiteres Einsatzfeld <text:line-break/> <text:s text:c="15"/>während des Praktikums in Deutschland, <text:line-break/> <text:s text:c="15"/>ist aber &lt;i&gt;keine&lt;/i&gt; zwingende Voraussetzung für die Teilnahme. <text:line-break/> <text:s text:c="15"/>Um das Praktikum sinnvoll nutzen zu können, ist jedoch <text:line-break/> <text:s text:c="15"/>besonders Studenten mit dem Studienfach Mechanisierung <text:line-break/> <text:s text:c="15"/>der Erwerb eines PKW- sowie eines Traktorführerscheins <text:line-break/><text:soft-page-break/> <text:s text:c="15"/>rechtzeitig zur Endauswahl im Februar (Dokumet muss vorliegen) <text:line-break/> <text:s text:c="15"/>dringend zu raten.<text:line-break/> <text:s text:c="11"/>&lt;/li&gt;<text:line-break/><text:tab/><text:tab/> <text:s text:c="3"/>&lt;li&gt;<text:line-break/> <text:s text:c="15"/>Die Teilnahme an unserem Programm ist grundsätzlich &lt;i&gt;kostenlos&lt;/i&gt;. <text:line-break/> <text:s text:c="15"/>Sie müssen lediglich die Kosten zur Beschaffung der notwendigen Dokumente, <text:line-break/> <text:s text:c="15"/>für die Anreise von Ihrem Studienort nach Moskau und zurück tragen <text:line-break/> <text:s text:c="15"/>sowie evtl. einen geringen Beitrag für den von einer Lehrkraft <text:line-break/> <text:s text:c="15"/>Ihrer Universität im Auftrag von Apollo angebotenen Deutschkurs entrichten. <text:line-break/> <text:s text:c="15"/>Niemand ist berechtigt, von Ihnen eine Gebühr für <text:line-break/> <text:s text:c="15"/>die Zulassung zum Auswahlverfahren oder für die Teilnahme am Programm <text:line-break/> <text:s text:c="15"/>zu erheben. Sollten Sie zu einer solchen Zahlung aufgefordert werden, <text:line-break/> <text:s text:c="15"/>&lt;a&gt;benachrichtigen&lt;/a&gt; Sie uns bitte umgehend.<text:line-break/><text:tab/><text:tab/> <text:s text:c="3"/>&lt;/li&gt;<text:line-break/> <text:s text:c="11"/>&lt;li&gt;<text:line-break/> <text:s text:c="15"/>Das Praktikum soll Ihnen &lt;i&gt;allgemeine&lt;/i&gt; Kenntnisse <text:line-break/> <text:s text:c="15"/>und praktische Erfahrungen im Bereich der Landwirtschaft in Deutschland <text:line-break/> <text:s text:c="15"/>vermitteln. Wir können Ihnen dabei leider &lt;i&gt;nicht&lt;/i&gt; garantieren, <text:line-break/> <text:s text:c="15"/>dass Sie entsprechend Ihrer Spezialisierung eingesetzt werden. <text:line-break/> <text:s text:c="15"/>Dies gilt insbesondere für Studiengänge wie Veterinärmedizin, <text:line-break/> <text:s text:c="15"/>landwirtschaftliche Betriebswirtschaft, Elektrifizierung der Landwirtschaft <text:line-break/> <text:s text:c="15"/>und Verarbeitung landwirtschaftlicher Produkte.<text:line-break/> <text:s text:c="11"/>&lt;/li&gt;<text:line-break/> <text:s text:c="11"/>&lt;li&gt;<text:line-break/> <text:s text:c="15"/>Falls Sie sich gleichzeitig für ein Praktikum bei einer anderen Organisation <text:line-break/> <text:s text:c="15"/>bewerben, geben Sie dies bitte spätestens beim persönlichen <text:line-break/> <text:s text:c="15"/>Auswahlgespräch an. Sie müssen außerdem rechtzeitig <text:line-break/> <text:s text:c="15"/>- d.h. vor Abgabe Ihrer persönlichen Dokumente zur Beschaffung von Visum <text:line-break/> <text:s text:c="15"/>und Arbeitserlaubnis - entweder uns oder der anderen Organisation absagen.<text:line-break/> <text:s text:c="3"/><text:tab/> <text:s text:c="3"/>&lt;/li&gt;<text:line-break/> <text:s text:c="11"/>&lt;li&gt;<text:line-break/> <text:s text:c="15"/>Sollten Sie bereits ein landwirtschaftliches Praktikum in Deutschland <text:line-break/> <text:s text:c="15"/>absolviert haben, muss individuell geklärt werden, ob Sie zu einer Teilnahme <text:line-break/> <text:s text:c="15"/>an unserem Programm berechtigt sind. Bitte weisen Sie uns unbedingt <text:line-break/> <text:s text:c="15"/>bei der elektronischen Dateneingabe sowie im persönlichen Auswahlgespräch <text:line-break/> <text:s text:c="15"/>darauf hin.<text:line-break/> <text:s text:c="11"/>&lt;/li&gt;<text:line-break/><text:tab/> <text:s text:c="3"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 M</meta:initial-creator>
    <meta:creation-date>2012-09-17T19:18:50.78</meta:creation-date>
    <meta:document-statistic meta:table-count="0" meta:image-count="0" meta:object-count="0" meta:page-count="3" meta:paragraph-count="1" meta:word-count="752" meta:character-count="8102"/>
    <dc:date>2012-09-17T19:19:32.92</dc:date>
    <dc:creator>J M</dc:creator>
    <meta:editing-duration>PT43S</meta:editing-duration>
    <meta:editing-cycles>1</meta:editing-cycles>
    <meta:generator>OpenOffice.org/3.3$Win32 OpenOffice.org_project/330m20$Build-9567</meta:generator>
  </office:meta>
</office:document-meta>
</file>